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19in"/>
    </style:style>
    <style:style style:name="co3" style:family="table-column">
      <style:table-column-properties fo:break-before="auto" style:column-width="1.1839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1.2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ERCICE 1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Annees</text:p>
          </table:table-cell>
          <table:table-cell table:style-name="ce1" office:value-type="string" calcext:value-type="string">
            <text:p>Emprunt restant du</text:p>
          </table:table-cell>
          <table:table-cell table:style-name="ce1" office:value-type="string" calcext:value-type="string">
            <text:p>Interet </text:p>
          </table:table-cell>
          <table:table-cell table:style-name="ce1" office:value-type="string" calcext:value-type="string">
            <text:p>Amortissement</text:p>
          </table:table-cell>
          <table:table-cell table:style-name="ce1" office:value-type="string" calcext:value-type="string">
            <text:p>Annuite</text:p>
          </table:table-cell>
          <table:table-cell table:style-name="ce1" office:value-type="string" calcext:value-type="string">
            <text:p>Valeur Nette</text:p>
          </table:table-cell>
        </table:table-row>
        <table:table-row table:style-name="ro1">
          <table:table-cell table:style-name="ce1"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table:formula="of:=[.B5]*0.1" office:value-type="float" office:value="5000" calcext:value-type="float">
            <text:p>5000</text:p>
          </table:table-cell>
          <table:table-cell table:style-name="ce1" table:formula="of:=[.B5]/5" office:value-type="float" office:value="10000" calcext:value-type="float">
            <text:p>10000</text:p>
          </table:table-cell>
          <table:table-cell table:style-name="ce1" table:formula="of:=[.D5]+[.C5]" office:value-type="float" office:value="15000" calcext:value-type="float">
            <text:p>15000</text:p>
          </table:table-cell>
          <table:table-cell table:style-name="ce1" table:formula="of:=[.B5]-[.D5]" office:value-type="float" office:value="40000" calcext:value-type="float">
            <text:p>4000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table:formula="of:=[.B6]*0.1" office:value-type="float" office:value="4000" calcext:value-type="float">
            <text:p>4000</text:p>
          </table:table-cell>
          <table:table-cell table:style-name="ce1" table:formula="of:=[.B5]/5" office:value-type="float" office:value="10000" calcext:value-type="float">
            <text:p>10000</text:p>
          </table:table-cell>
          <table:table-cell table:style-name="ce1" table:formula="of:=[.D6]+[.C6]" office:value-type="float" office:value="14000" calcext:value-type="float">
            <text:p>14000</text:p>
          </table:table-cell>
          <table:table-cell table:style-name="ce1" table:formula="of:=[.B6]-[.D6]" office:value-type="float" office:value="30000" calcext:value-type="float">
            <text:p>30000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table:formula="of:=[.B7]*0.1" office:value-type="float" office:value="3000" calcext:value-type="float">
            <text:p>3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table:formula="of:=[.D7]+[.C7]" office:value-type="float" office:value="13000" calcext:value-type="float">
            <text:p>13000</text:p>
          </table:table-cell>
          <table:table-cell table:style-name="ce1" table:formula="of:=[.B7]-[.D6]" office:value-type="float" office:value="20000" calcext:value-type="float">
            <text:p>20000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B8]*0.1" office:value-type="float" office:value="2000" calcext:value-type="float">
            <text:p>2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table:formula="of:=[.D8]+[.C8]" office:value-type="float" office:value="12000" calcext:value-type="float">
            <text:p>12000</text:p>
          </table:table-cell>
          <table:table-cell table:style-name="ce1" table:formula="of:=[.B8]-[.D8]"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table:formula="of:=[.B9]*0.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table:formula="of:=[.D9]+[.C9]" office:value-type="float" office:value="11000" calcext:value-type="float">
            <text:p>11000</text:p>
          </table:table-cell>
          <table:table-cell table:style-name="ce1" table:formula="of:=[.B9]-[.D9]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EXERCICE 2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Annees</text:p>
          </table:table-cell>
          <table:table-cell table:style-name="ce1" office:value-type="string" calcext:value-type="string">
            <text:p>Emprunt restant du</text:p>
          </table:table-cell>
          <table:table-cell table:style-name="ce1" office:value-type="string" calcext:value-type="string">
            <text:p>Interet </text:p>
          </table:table-cell>
          <table:table-cell table:style-name="ce1" office:value-type="string" calcext:value-type="string">
            <text:p>Amortissement</text:p>
          </table:table-cell>
          <table:table-cell table:style-name="ce1" office:value-type="string" calcext:value-type="string">
            <text:p>Annuite</text:p>
          </table:table-cell>
          <table:table-cell table:style-name="ce1" office:value-type="string" calcext:value-type="string">
            <text:p>Valeur Nette</text:p>
          </table:table-cell>
        </table:table-row>
        <table:table-row table:style-name="ro1">
          <table:table-cell table:style-name="ce1"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table:formula="of:=[.B19]*0.1" office:value-type="float" office:value="5000" calcext:value-type="float">
            <text:p>5000</text:p>
          </table:table-cell>
          <table:table-cell table:style-name="ce1" table:formula="of:=[.E19]-[.C19]" office:value-type="float" office:value="8189.87403973726" calcext:value-type="float">
            <text:p>8189.87403973726</text:p>
          </table:table-cell>
          <table:table-cell table:style-name="ce1" table:formula="of:=[.B19]*0.1/(1-(1+0.1)^-5)" office:value-type="float" office:value="13189.8740397373" calcext:value-type="float">
            <text:p>13189.8740397373</text:p>
          </table:table-cell>
          <table:table-cell table:style-name="ce1" table:formula="of:=[.B19]-[.D19]" office:value-type="float" office:value="41810.1259602627" calcext:value-type="float">
            <text:p>41810.1259602627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formula="of:=[.B19]-[.D19]" office:value-type="float" office:value="41810.1259602627" calcext:value-type="float">
            <text:p>41810.1259602627</text:p>
          </table:table-cell>
          <table:table-cell table:style-name="ce1" table:formula="of:=[.B20]*0.1" office:value-type="float" office:value="4181.01259602627" calcext:value-type="float">
            <text:p>4181.01259602627</text:p>
          </table:table-cell>
          <table:table-cell table:style-name="ce1" table:formula="of:=[.E20]-[.C20]" office:value-type="float" office:value="9008.86144371099" calcext:value-type="float">
            <text:p>9008.86144371099</text:p>
          </table:table-cell>
          <table:table-cell table:style-name="ce1" table:formula="of:=[.B19]*0.1/(1-(1+0.1)^-5)" office:value-type="float" office:value="13189.8740397373" calcext:value-type="float">
            <text:p>13189.8740397373</text:p>
          </table:table-cell>
          <table:table-cell table:style-name="ce1" table:formula="of:=[.B20]-[.D20]" office:value-type="float" office:value="32801.2645165518" calcext:value-type="float">
            <text:p>32801.2645165518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[.B20]-[.D20]" office:value-type="float" office:value="32801.2645165518" calcext:value-type="float">
            <text:p>32801.2645165518</text:p>
          </table:table-cell>
          <table:table-cell table:style-name="ce1" table:formula="of:=[.B21]*0.1" office:value-type="float" office:value="3280.12645165518" calcext:value-type="float">
            <text:p>3280.12645165518</text:p>
          </table:table-cell>
          <table:table-cell table:style-name="ce1" table:formula="of:=[.E21]-[.C21]" office:value-type="float" office:value="9909.74758808209" calcext:value-type="float">
            <text:p>9909.74758808209</text:p>
          </table:table-cell>
          <table:table-cell table:style-name="ce1" table:formula="of:=[.B19]*0.1/(1-(1+0.1)^-5)" office:value-type="float" office:value="13189.8740397373" calcext:value-type="float">
            <text:p>13189.8740397373</text:p>
          </table:table-cell>
          <table:table-cell table:style-name="ce1" table:formula="of:=[.B21]-[.D21]" office:value-type="float" office:value="22891.5169284697" calcext:value-type="float">
            <text:p>22891.5169284697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[.B21]-[.D21]" office:value-type="float" office:value="22891.5169284697" calcext:value-type="float">
            <text:p>22891.5169284697</text:p>
          </table:table-cell>
          <table:table-cell table:style-name="ce1" table:formula="of:=[.B22]*0.1" office:value-type="float" office:value="2289.15169284697" calcext:value-type="float">
            <text:p>2289.15169284697</text:p>
          </table:table-cell>
          <table:table-cell table:style-name="ce1" table:formula="of:=[.E22]-[.C22]" office:value-type="float" office:value="10900.7223468903" calcext:value-type="float">
            <text:p>10900.7223468903</text:p>
          </table:table-cell>
          <table:table-cell table:style-name="ce1" table:formula="of:=[.B19]*0.1/(1-(1+0.1)^-5)" office:value-type="float" office:value="13189.8740397373" calcext:value-type="float">
            <text:p>13189.8740397373</text:p>
          </table:table-cell>
          <table:table-cell table:style-name="ce1" table:formula="of:=[.B22]-[.D22]" office:value-type="float" office:value="11990.7945815794" calcext:value-type="float">
            <text:p>11990.7945815794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[.B22]-[.D22]" office:value-type="float" office:value="11990.7945815794" calcext:value-type="float">
            <text:p>11990.7945815794</text:p>
          </table:table-cell>
          <table:table-cell table:style-name="ce1" table:formula="of:=[.B23]*0.1" office:value-type="float" office:value="1199.07945815794" calcext:value-type="float">
            <text:p>1199.07945815794</text:p>
          </table:table-cell>
          <table:table-cell table:style-name="ce1" table:formula="of:=[.E23]-[.C23]" office:value-type="float" office:value="11990.7945815793" calcext:value-type="float">
            <text:p>11990.7945815793</text:p>
          </table:table-cell>
          <table:table-cell table:style-name="ce1" table:formula="of:=[.B19]*0.1/(1-(1+0.1)^-5)" office:value-type="float" office:value="13189.8740397373" calcext:value-type="float">
            <text:p>13189.8740397373</text:p>
          </table:table-cell>
          <table:table-cell table:style-name="ce1" table:formula="of:=[.B23]-[.D23]" office:value-type="float" office:value="0.000000000050931703299284" calcext:value-type="float">
            <text:p>5.0931703299284E-1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XERCICE 3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2" office:value-type="string" calcext:value-type="string">
            <text:p>Annuités dégressives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nnees</text:p>
          </table:table-cell>
          <table:table-cell office:value-type="string" calcext:value-type="string">
            <text:p>Emprunt restant du</text:p>
          </table:table-cell>
          <table:table-cell office:value-type="string" calcext:value-type="string">
            <text:p>Interet </text:p>
          </table:table-cell>
          <table:table-cell office:value-type="string" calcext:value-type="string">
            <text:p>Amortissement</text:p>
          </table:table-cell>
          <table:table-cell office:value-type="string" calcext:value-type="string">
            <text:p>Annuite</text:p>
          </table:table-cell>
          <table:table-cell office:value-type="string" calcext:value-type="string">
            <text:p>Valeur Nett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00" calcext:value-type="float">
            <text:p>200000</text:p>
          </table:table-cell>
          <table:table-cell table:formula="of:=[.B32]*0.12" office:value-type="float" office:value="24000" calcext:value-type="float">
            <text:p>24000</text:p>
          </table:table-cell>
          <table:table-cell table:formula="of:=[.B32]/8" office:value-type="float" office:value="25000" calcext:value-type="float">
            <text:p>25000</text:p>
          </table:table-cell>
          <table:table-cell table:formula="of:=[.D32]+[.C32]" office:value-type="float" office:value="49000" calcext:value-type="float">
            <text:p>49000</text:p>
          </table:table-cell>
          <table:table-cell table:formula="of:=[.B32]-[.D32]" office:value-type="float" office:value="175000" calcext:value-type="float">
            <text:p>175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2]-[.D32]" office:value-type="float" office:value="175000" calcext:value-type="float">
            <text:p>175000</text:p>
          </table:table-cell>
          <table:table-cell table:formula="of:=[.B33]*0.12" office:value-type="float" office:value="21000" calcext:value-type="float">
            <text:p>21000</text:p>
          </table:table-cell>
          <table:table-cell table:formula="of:=[.B32]/8" office:value-type="float" office:value="25000" calcext:value-type="float">
            <text:p>25000</text:p>
          </table:table-cell>
          <table:table-cell table:formula="of:=[.D33]+[.C33]" office:value-type="float" office:value="46000" calcext:value-type="float">
            <text:p>46000</text:p>
          </table:table-cell>
          <table:table-cell table:formula="of:=[.B33]-[.D33]"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3]-[.D33]" office:value-type="float" office:value="150000" calcext:value-type="float">
            <text:p>150000</text:p>
          </table:table-cell>
          <table:table-cell table:formula="of:=[.B34]*0.12" office:value-type="float" office:value="18000" calcext:value-type="float">
            <text:p>18000</text:p>
          </table:table-cell>
          <table:table-cell table:formula="of:=[.B32]/8" office:value-type="float" office:value="25000" calcext:value-type="float">
            <text:p>25000</text:p>
          </table:table-cell>
          <table:table-cell table:formula="of:=[.D34]+[.C34]" office:value-type="float" office:value="43000" calcext:value-type="float">
            <text:p>43000</text:p>
          </table:table-cell>
          <table:table-cell table:formula="of:=[.B34]-[.D34]" office:value-type="float" office:value="125000" calcext:value-type="float">
            <text:p>125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4]-[.D34]" office:value-type="float" office:value="125000" calcext:value-type="float">
            <text:p>125000</text:p>
          </table:table-cell>
          <table:table-cell table:formula="of:=[.B35]*0.12" office:value-type="float" office:value="15000" calcext:value-type="float">
            <text:p>15000</text:p>
          </table:table-cell>
          <table:table-cell table:formula="of:=[.B32]/8" office:value-type="float" office:value="25000" calcext:value-type="float">
            <text:p>25000</text:p>
          </table:table-cell>
          <table:table-cell table:formula="of:=[.D35]+[.C35]" office:value-type="float" office:value="40000" calcext:value-type="float">
            <text:p>40000</text:p>
          </table:table-cell>
          <table:table-cell table:formula="of:=[.B35]-[.D35]"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5]-[.D35]" office:value-type="float" office:value="100000" calcext:value-type="float">
            <text:p>100000</text:p>
          </table:table-cell>
          <table:table-cell table:formula="of:=[.B36]*0.12" office:value-type="float" office:value="12000" calcext:value-type="float">
            <text:p>12000</text:p>
          </table:table-cell>
          <table:table-cell table:formula="of:=[.B32]/8" office:value-type="float" office:value="25000" calcext:value-type="float">
            <text:p>25000</text:p>
          </table:table-cell>
          <table:table-cell table:formula="of:=[.D36]+[.C36]" office:value-type="float" office:value="37000" calcext:value-type="float">
            <text:p>37000</text:p>
          </table:table-cell>
          <table:table-cell table:formula="of:=[.B36]-[.D36]" office:value-type="float" office:value="75000" calcext:value-type="float">
            <text:p>75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36]-[.D36]" office:value-type="float" office:value="75000" calcext:value-type="float">
            <text:p>75000</text:p>
          </table:table-cell>
          <table:table-cell table:formula="of:=[.B37]*0.12" office:value-type="float" office:value="9000" calcext:value-type="float">
            <text:p>9000</text:p>
          </table:table-cell>
          <table:table-cell table:formula="of:=[.B32]/8" office:value-type="float" office:value="25000" calcext:value-type="float">
            <text:p>25000</text:p>
          </table:table-cell>
          <table:table-cell table:formula="of:=[.D37]+[.C37]" office:value-type="float" office:value="34000" calcext:value-type="float">
            <text:p>34000</text:p>
          </table:table-cell>
          <table:table-cell table:formula="of:=[.B37]-[.D37]"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37]-[.D37]" office:value-type="float" office:value="50000" calcext:value-type="float">
            <text:p>50000</text:p>
          </table:table-cell>
          <table:table-cell table:formula="of:=[.B38]*0.12" office:value-type="float" office:value="6000" calcext:value-type="float">
            <text:p>6000</text:p>
          </table:table-cell>
          <table:table-cell table:formula="of:=[.B32]/8" office:value-type="float" office:value="25000" calcext:value-type="float">
            <text:p>25000</text:p>
          </table:table-cell>
          <table:table-cell table:formula="of:=[.D38]+[.C38]" office:value-type="float" office:value="31000" calcext:value-type="float">
            <text:p>31000</text:p>
          </table:table-cell>
          <table:table-cell table:formula="of:=[.B38]-[.D38]"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38]-[.D38]" office:value-type="float" office:value="25000" calcext:value-type="float">
            <text:p>25000</text:p>
          </table:table-cell>
          <table:table-cell table:formula="of:=[.B39]*0.12" office:value-type="float" office:value="3000" calcext:value-type="float">
            <text:p>3000</text:p>
          </table:table-cell>
          <table:table-cell table:formula="of:=[.B32]/8" office:value-type="float" office:value="25000" calcext:value-type="float">
            <text:p>25000</text:p>
          </table:table-cell>
          <table:table-cell table:formula="of:=[.D39]+[.C39]" office:value-type="float" office:value="28000" calcext:value-type="float">
            <text:p>28000</text:p>
          </table:table-cell>
          <table:table-cell table:formula="of:=[.D39]-[.B39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Annuités constantes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Annees</text:p>
          </table:table-cell>
          <table:table-cell table:style-name="ce1" office:value-type="string" calcext:value-type="string">
            <text:p>Emprunt restant du</text:p>
          </table:table-cell>
          <table:table-cell table:style-name="ce1" office:value-type="string" calcext:value-type="string">
            <text:p>Interet </text:p>
          </table:table-cell>
          <table:table-cell table:style-name="ce1" office:value-type="string" calcext:value-type="string">
            <text:p>Amortissement</text:p>
          </table:table-cell>
          <table:table-cell table:style-name="ce1" office:value-type="string" calcext:value-type="string">
            <text:p>Annuite</text:p>
          </table:table-cell>
          <table:table-cell table:style-name="ce1" office:value-type="string" calcext:value-type="string">
            <text:p>Valeur Nette</text:p>
          </table:table-cell>
        </table:table-row>
        <table:table-row table:style-name="ro1">
          <table:table-cell table:style-name="ce1"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00000" calcext:value-type="float">
            <text:p>200000</text:p>
          </table:table-cell>
          <table:table-cell table:style-name="ce1" table:formula="of:=[.B48]*0.12" office:value-type="float" office:value="24000" calcext:value-type="float">
            <text:p>24000</text:p>
          </table:table-cell>
          <table:table-cell table:style-name="ce1" table:formula="of:=[.E48]-[.C48]" office:value-type="float" office:value="16260.56827532" calcext:value-type="float">
            <text:p>16260.56827532</text:p>
          </table:table-cell>
          <table:table-cell table:style-name="ce1" table:formula="of:=200000*0.12/(1-(1+0.12)^-8)" office:value-type="float" office:value="40260.56827532" calcext:value-type="float">
            <text:p>40260.56827532</text:p>
          </table:table-cell>
          <table:table-cell table:style-name="ce1" table:formula="of:=[.B48]-[.D48]" office:value-type="float" office:value="183739.43172468" calcext:value-type="float">
            <text:p>183739.43172468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formula="of:=[.B48]-[.D48]" office:value-type="float" office:value="183739.43172468" calcext:value-type="float">
            <text:p>183739.43172468</text:p>
          </table:table-cell>
          <table:table-cell table:style-name="ce1" table:formula="of:=[.B49]*0.12" office:value-type="float" office:value="22048.7318069616" calcext:value-type="float">
            <text:p>22048.7318069616</text:p>
          </table:table-cell>
          <table:table-cell table:style-name="ce1" table:formula="of:=[.E49]-[.C49]" office:value-type="float" office:value="18211.8364683584" calcext:value-type="float">
            <text:p>18211.8364683584</text:p>
          </table:table-cell>
          <table:table-cell table:style-name="ce1" table:formula="of:=200000*0.12/(1-(1+0.12)^-8)" office:value-type="float" office:value="40260.56827532" calcext:value-type="float">
            <text:p>40260.56827532</text:p>
          </table:table-cell>
          <table:table-cell table:style-name="ce1" table:formula="of:=[.B49]-[.D49]" office:value-type="float" office:value="165527.595256322" calcext:value-type="float">
            <text:p>165527.59525632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[.B49]-[.D49]" office:value-type="float" office:value="165527.595256322" calcext:value-type="float">
            <text:p>165527.595256322</text:p>
          </table:table-cell>
          <table:table-cell table:style-name="ce1" table:formula="of:=[.B50]*0.12" office:value-type="float" office:value="19863.3114307586" calcext:value-type="float">
            <text:p>19863.3114307586</text:p>
          </table:table-cell>
          <table:table-cell table:style-name="ce1" table:formula="of:=[.E50]-[.C50]" office:value-type="float" office:value="20397.2568445614" calcext:value-type="float">
            <text:p>20397.2568445614</text:p>
          </table:table-cell>
          <table:table-cell table:style-name="ce1" table:formula="of:=200000*0.12/(1-(1+0.12)^-8)" office:value-type="float" office:value="40260.56827532" calcext:value-type="float">
            <text:p>40260.56827532</text:p>
          </table:table-cell>
          <table:table-cell table:style-name="ce1" table:formula="of:=[.B50]-[.D50]" office:value-type="float" office:value="145130.33841176" calcext:value-type="float">
            <text:p>145130.33841176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[.B50]-[.D50]" office:value-type="float" office:value="145130.33841176" calcext:value-type="float">
            <text:p>145130.33841176</text:p>
          </table:table-cell>
          <table:table-cell table:style-name="ce1" table:formula="of:=[.B51]*0.12" office:value-type="float" office:value="17415.6406094112" calcext:value-type="float">
            <text:p>17415.6406094112</text:p>
          </table:table-cell>
          <table:table-cell table:style-name="ce1" table:formula="of:=[.E51]-[.C51]" office:value-type="float" office:value="22844.9276659088" calcext:value-type="float">
            <text:p>22844.9276659088</text:p>
          </table:table-cell>
          <table:table-cell table:style-name="ce1" table:formula="of:=200000*0.12/(1-(1+0.12)^-8)" office:value-type="float" office:value="40260.56827532" calcext:value-type="float">
            <text:p>40260.56827532</text:p>
          </table:table-cell>
          <table:table-cell table:style-name="ce1" table:formula="of:=[.B51]-[.D51]" office:value-type="float" office:value="122285.410745851" calcext:value-type="float">
            <text:p>122285.410745851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[.B51]-[.D51]" office:value-type="float" office:value="122285.410745851" calcext:value-type="float">
            <text:p>122285.410745851</text:p>
          </table:table-cell>
          <table:table-cell table:style-name="ce1" table:formula="of:=[.B52]*0.12" office:value-type="float" office:value="14674.2492895022" calcext:value-type="float">
            <text:p>14674.2492895022</text:p>
          </table:table-cell>
          <table:table-cell table:style-name="ce1" table:formula="of:=[.E52]-[.C52]" office:value-type="float" office:value="25586.3189858179" calcext:value-type="float">
            <text:p>25586.3189858179</text:p>
          </table:table-cell>
          <table:table-cell table:style-name="ce1" table:formula="of:=200000*0.12/(1-(1+0.12)^-8)" office:value-type="float" office:value="40260.56827532" calcext:value-type="float">
            <text:p>40260.56827532</text:p>
          </table:table-cell>
          <table:table-cell table:style-name="ce1" table:formula="of:=[.B52]-[.D52]" office:value-type="float" office:value="96699.0917600334" calcext:value-type="float">
            <text:p>96699.0917600334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formula="of:=[.B52]-[.D52]" office:value-type="float" office:value="96699.0917600334" calcext:value-type="float">
            <text:p>96699.0917600334</text:p>
          </table:table-cell>
          <table:table-cell table:style-name="ce1" table:formula="of:=[.B53]*0.12" office:value-type="float" office:value="11603.891011204" calcext:value-type="float">
            <text:p>11603.891011204</text:p>
          </table:table-cell>
          <table:table-cell table:style-name="ce1" table:formula="of:=[.E53]-[.C53]" office:value-type="float" office:value="28656.677264116" calcext:value-type="float">
            <text:p>28656.677264116</text:p>
          </table:table-cell>
          <table:table-cell table:style-name="ce1" table:formula="of:=200000*0.12/(1-(1+0.12)^-8)" office:value-type="float" office:value="40260.56827532" calcext:value-type="float">
            <text:p>40260.56827532</text:p>
          </table:table-cell>
          <table:table-cell table:style-name="ce1" table:formula="of:=[.B53]-[.D53]" office:value-type="float" office:value="68042.4144959174" calcext:value-type="float">
            <text:p>68042.4144959174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[.B53]-[.D53]" office:value-type="float" office:value="68042.4144959174" calcext:value-type="float">
            <text:p>68042.4144959174</text:p>
          </table:table-cell>
          <table:table-cell table:style-name="ce1" table:formula="of:=[.B54]*0.12" office:value-type="float" office:value="8165.08973951009" calcext:value-type="float">
            <text:p>8165.08973951009</text:p>
          </table:table-cell>
          <table:table-cell table:style-name="ce1" table:formula="of:=[.E54]-[.C54]" office:value-type="float" office:value="32095.4785358099" calcext:value-type="float">
            <text:p>32095.4785358099</text:p>
          </table:table-cell>
          <table:table-cell table:style-name="ce1" table:formula="of:=200000*0.12/(1-(1+0.12)^-8)" office:value-type="float" office:value="40260.56827532" calcext:value-type="float">
            <text:p>40260.56827532</text:p>
          </table:table-cell>
          <table:table-cell table:style-name="ce1" table:formula="of:=[.B54]-[.D54]" office:value-type="float" office:value="35946.9359601074" calcext:value-type="float">
            <text:p>35946.9359601074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formula="of:=[.B54]-[.D54]" office:value-type="float" office:value="35946.9359601074" calcext:value-type="float">
            <text:p>35946.9359601074</text:p>
          </table:table-cell>
          <table:table-cell table:style-name="ce1" table:formula="of:=[.B55]*0.12" office:value-type="float" office:value="4313.63231521289" calcext:value-type="float">
            <text:p>4313.63231521289</text:p>
          </table:table-cell>
          <table:table-cell table:style-name="ce1" table:formula="of:=[.E55]-[.C55]" office:value-type="float" office:value="35946.9359601071" calcext:value-type="float">
            <text:p>35946.9359601071</text:p>
          </table:table-cell>
          <table:table-cell table:style-name="ce1" table:formula="of:=200000*0.12/(1-(1+0.12)^-8)" office:value-type="float" office:value="40260.56827532" calcext:value-type="float">
            <text:p>40260.56827532</text:p>
          </table:table-cell>
          <table:table-cell table:style-name="ce1" table:formula="of:=[.B55]-[.D55]" office:value-type="float" office:value="0.00000000029831426218152" calcext:value-type="float">
            <text:p>2.9831426218152E-10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EXERCICE 4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Emprunt restant du</text:p>
          </table:table-cell>
          <table:table-cell table:style-name="ce1" office:value-type="string" calcext:value-type="string">
            <text:p>Interet </text:p>
          </table:table-cell>
          <table:table-cell table:style-name="ce1" office:value-type="string" calcext:value-type="string">
            <text:p>Amortissement</text:p>
          </table:table-cell>
          <table:table-cell table:style-name="ce1" office:value-type="string" calcext:value-type="string">
            <text:p>Mensualtite</text:p>
          </table:table-cell>
          <table:table-cell table:style-name="ce1" office:value-type="string" calcext:value-type="string">
            <text:p>Valeur Nette</text:p>
          </table:table-cell>
        </table:table-row>
        <table:table-row table:style-name="ro1">
          <table:table-cell table:style-name="ce1" office:value-type="string" calcext:value-type="string">
            <text:p>Janvier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table:formula="of:=[.B63]*0.0075" office:value-type="float" office:value="750" calcext:value-type="float">
            <text:p>750</text:p>
          </table:table-cell>
          <table:table-cell table:style-name="ce1" table:formula="of:=[.E63]-[.C63]" office:value-type="float" office:value="2429.97326599405" calcext:value-type="float">
            <text:p>2429.97326599405</text:p>
          </table:table-cell>
          <table:table-cell table:style-name="ce1" table:formula="of:=[.B63]*0.0075/(1-(1+0.0075)^-36)" office:value-type="float" office:value="3179.97326599405" calcext:value-type="float">
            <text:p>3179.97326599405</text:p>
          </table:table-cell>
          <table:table-cell table:style-name="ce1" table:formula="of:=[.B63]-[.D63]" office:value-type="float" office:value="97570.026734006" calcext:value-type="float">
            <text:p>97570.026734006</text:p>
          </table:table-cell>
        </table:table-row>
        <table:table-row table:style-name="ro1">
          <table:table-cell table:style-name="ce1" office:value-type="string" calcext:value-type="string">
            <text:p>Fevrier</text:p>
          </table:table-cell>
          <table:table-cell table:style-name="ce1" table:formula="of:=[.B63]-[.D63]" office:value-type="float" office:value="97570.026734006" calcext:value-type="float">
            <text:p>97570.026734006</text:p>
          </table:table-cell>
          <table:table-cell table:style-name="ce1" table:formula="of:=[.B64]*0.0075" office:value-type="float" office:value="731.775200505045" calcext:value-type="float">
            <text:p>731.775200505045</text:p>
          </table:table-cell>
          <table:table-cell table:style-name="ce1" table:formula="of:=[.E64]-[.C64]" office:value-type="float" office:value="2448.198065489" calcext:value-type="float">
            <text:p>2448.198065489</text:p>
          </table:table-cell>
          <table:table-cell table:style-name="ce1" table:formula="of:=[.B63]*0.0075/(1-(1+0.0075)^-36)" office:value-type="float" office:value="3179.97326599405" calcext:value-type="float">
            <text:p>3179.97326599405</text:p>
          </table:table-cell>
          <table:table-cell table:style-name="ce1" table:formula="of:=[.B64]-[.D64]" office:value-type="float" office:value="95121.8286685169" calcext:value-type="float">
            <text:p>95121.8286685169</text:p>
          </table:table-cell>
        </table:table-row>
        <table:table-row table:style-name="ro1">
          <table:table-cell table:style-name="ce1" office:value-type="string" calcext:value-type="string">
            <text:p>Mars</text:p>
          </table:table-cell>
          <table:table-cell table:style-name="ce1" table:formula="of:=[.B64]-[.D64]" office:value-type="float" office:value="95121.8286685169" calcext:value-type="float">
            <text:p>95121.8286685169</text:p>
          </table:table-cell>
          <table:table-cell table:style-name="ce1" table:formula="of:=[.B65]*0.0075" office:value-type="float" office:value="713.413715013877" calcext:value-type="float">
            <text:p>713.413715013877</text:p>
          </table:table-cell>
          <table:table-cell table:style-name="ce1" table:formula="of:=[.E65]-[.C65]" office:value-type="float" office:value="2466.55955098017" calcext:value-type="float">
            <text:p>2466.55955098017</text:p>
          </table:table-cell>
          <table:table-cell table:style-name="ce1" table:formula="of:=[.B63]*0.0075/(1-(1+0.0075)^-36)" office:value-type="float" office:value="3179.97326599405" calcext:value-type="float">
            <text:p>3179.97326599405</text:p>
          </table:table-cell>
          <table:table-cell table:style-name="ce1" table:formula="of:=[.B65]-[.D65]" office:value-type="float" office:value="92655.2691175368" calcext:value-type="float">
            <text:p>92655.2691175368</text:p>
          </table:table-cell>
        </table:table-row>
      </table:table>
      <table:table table:name="Feuille2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nnees</text:p>
          </table:table-cell>
          <table:table-cell office:value-type="string" calcext:value-type="string">
            <text:p>Emprunt restant du</text:p>
          </table:table-cell>
          <table:table-cell office:value-type="string" calcext:value-type="string">
            <text:p>Interet </text:p>
          </table:table-cell>
          <table:table-cell office:value-type="string" calcext:value-type="string">
            <text:p>Amortissement</text:p>
          </table:table-cell>
          <table:table-cell office:value-type="string" calcext:value-type="string">
            <text:p>Annuite</text:p>
          </table:table-cell>
          <table:table-cell office:value-type="string" calcext:value-type="string">
            <text:p>Valeur Net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table:formula="of:=[.B3]*0.05" office:value-type="float" office:value="1000" calcext:value-type="float">
            <text:p>1000</text:p>
          </table:table-cell>
          <table:table-cell table:formula="of:=[.E3]-[.C3]" office:value-type="float" office:value="4640.23665206925" calcext:value-type="float">
            <text:p>4640.23665206925</text:p>
          </table:table-cell>
          <table:table-cell table:formula="of:=[.B3]*0.05/(1-(1+0.05)^-4)" office:value-type="float" office:value="5640.23665206925" calcext:value-type="float">
            <text:p>5640.23665206925</text:p>
          </table:table-cell>
          <table:table-cell table:formula="of:=[.B3]-[.E3]" office:value-type="float" office:value="14359.7633479307" calcext:value-type="float">
            <text:p>14359.76334793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3T18:23:38.836000000</meta:creation-date>
    <dc:date>2024-02-03T20:16:11.036000000</dc:date>
    <meta:editing-duration>PT1H52M31S</meta:editing-duration>
    <meta:editing-cycles>9</meta:editing-cycles>
    <meta:generator>LibreOffice/7.6.2.1$Windows_X86_64 LibreOffice_project/56f7684011345957bbf33a7ee678afaf4d2ba333</meta:generator>
    <meta:print-date>2024-02-03T20:15:19.640000000</meta:print-date>
    <meta:printed-by>Fichiers PDF</meta:printed-by>
    <meta:document-statistic meta:table-count="2" meta:cell-count="225" meta:object-count="0"/>
  </office:meta>
</office:document-meta>
</file>